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579d1c" draw:auto-grow-height="true" draw:auto-grow-width="false" fo:max-height="0cm" fo:min-height="0.552cm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otted" svg:stroke-width="0.1cm" svg:stroke-color="#000000" draw:marker-start-width="0.35cm" draw:marker-end-width="0.35cm" draw:fill="solid" draw:fill-color="#aecf00" draw:auto-grow-height="true" draw:auto-grow-width="false" fo:max-height="0cm" fo:min-height="0.712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otted" svg:stroke-width="0.1cm" svg:stroke-color="#000000" draw:marker-start-width="0.35cm" draw:marker-end-width="0.35cm" draw:fill="solid" draw:fill-color="#aecf00" draw:auto-grow-height="true" draw:auto-grow-width="false" fo:max-height="0cm" fo:min-height="0.262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solid" draw:fill-color="#579d1c" draw:auto-grow-height="true" draw:auto-grow-width="false" fo:max-height="0cm" fo:min-height="0.552cm" fo:padding-top="0.075cm" fo:padding-bottom="0.075cm" fo:padding-left="0.2cm" fo:padding-right="0.2cm"/>
    </style:style>
    <style:style style:name="gr6" style:family="graphic" style:parent-style-name="standard">
      <style:graphic-properties draw:stroke="dash" draw:stroke-dash="Fine_20_Dotted" svg:stroke-width="0.1cm" svg:stroke-color="#000000" draw:marker-start-width="0.35cm" draw:marker-end-width="0.35cm" draw:fill="solid" draw:fill-color="#aecf00" draw:auto-grow-height="true" draw:auto-grow-width="false" fo:max-height="0cm" fo:min-height="0.552cm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" svg:stroke-width="0.1cm" svg:stroke-color="#000000" draw:marker-start-width="0.35cm" draw:marker-end-width="0.35cm" draw:fill="solid" draw:fill-color="#579d1c" draw:auto-grow-height="true" draw:auto-grow-width="false" fo:max-height="0cm" fo:min-height="0.552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ott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Fine_20_Dashed" svg:stroke-width="0.1cm" svg:stroke-color="#000000" draw:marker-start-width="0.35cm" draw:marker-end-width="0.35cm" draw:fill="solid" draw:fill-color="#579d1c" draw:auto-grow-height="true" draw:auto-grow-width="false" fo:max-height="0cm" fo:min-height="0.552cm" fo:padding-top="0.075cm" fo:padding-bottom="0.075cm" fo:padding-left="0.2cm" fo:padding-right="0.2cm"/>
    </style:style>
    <style:style style:name="gr11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35cm" draw:marker-end-width="0.35cm" draw:fill="solid" draw:fill-color="#ff950e" draw:auto-grow-height="true" draw:auto-grow-width="false" fo:max-height="0cm" fo:min-height="1.25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solid" draw:fill-color="#ff950e" draw:auto-grow-height="true" draw:auto-grow-width="false" fo:max-height="0cm" fo:min-height="0.45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cm" svg:stroke-color="#000000" draw:marker-start-width="0.2cm" draw:marker-end-width="0.2cm" draw:fill="none" draw:fill-color="#aecf00" draw:auto-grow-height="true" draw:auto-grow-width="false" fo:max-height="0cm" fo:min-height="0.552cm" fo:padding-top="0.075cm" fo:padding-bottom="0.075cm" fo:padding-left="0.2cm" fo:padding-right="0.2cm"/>
    </style:style>
    <style:style style:name="gr15" style:family="graphic" style:parent-style-name="objectwithoutfill">
      <style:graphic-properties draw:stroke="solid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Ultrafine_20_Dashed"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Fine_20_Dashed" svg:stroke-width="0.1cm" svg:stroke-color="#000000" draw:marker-start-width="0.35cm" draw:marker-end-width="0.35cm" draw:fill="solid" draw:fill-color="#579d1c" draw:auto-grow-height="true" draw:auto-grow-width="false" fo:max-height="0cm" fo:min-height="0cm" fo:padding-top="0.175cm" fo:padding-bottom="0.175cm" fo:padding-left="0.3cm" fo:padding-right="0.3cm"/>
    </style:style>
    <style:style style:name="gr1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.8999996185303pt"/>
    </style:style>
    <style:style style:name="P3" style:family="paragraph">
      <style:paragraph-properties fo:text-align="center"/>
      <style:text-properties fo:font-size="12.8999996185303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6" draw:id="id6" draw:layer="layout" svg:width="3cm" svg:height="1.062cm" svg:x="12.6cm" svg:y="0.4cm">
          <draw:text-box>
            <text:p text:style-name="P1"><text:span text:style-name="T1">get.data</text:span></text:p>
          </draw:text-box>
        </draw:frame>
        <draw:frame draw:style-name="gr2" draw:text-style-name="P2" draw:layer="layout" svg:width="5.45cm" svg:height="1.062cm" svg:x="5.05cm" svg:y="7.038cm">
          <draw:text-box>
            <text:p text:style-name="P1"><text:span text:style-name="T1">get.ggplot_plot.it</text:span></text:p>
          </draw:text-box>
        </draw:frame>
        <draw:connector draw:style-name="gr3" draw:text-style-name="P1" draw:layer="layout" draw:type="line" svg:x1="16.617cm" svg:y1="4.691cm" svg:x2="14.85cm" svg:y2="5.488cm" draw:start-shape="id1" draw:start-glue-point="7" draw:end-shape="id2" draw:end-glue-point="0" svg:d="m16617 4691-1767 797">
          <text:p/>
        </draw:connector>
        <draw:frame draw:style-name="gr4" draw:text-style-name="P2" draw:layer="layout" svg:width="5.4cm" svg:height="1.062cm" svg:x="1.8cm" svg:y="12.338cm">
          <draw:text-box>
            <text:p text:style-name="P1"><text:span text:style-name="T1">Hidden functions</text:span></text:p>
          </draw:text-box>
        </draw:frame>
        <draw:frame draw:style-name="gr5" draw:text-style-name="P2" draw:layer="layout" svg:width="4.8cm" svg:height="0.862cm" svg:x="16.2cm" svg:y="12.538cm">
          <draw:text-box>
            <text:p text:style-name="P1"><text:span text:style-name="T1">Used functions</text:span></text:p>
          </draw:text-box>
        </draw:frame>
        <draw:frame draw:style-name="gr1" draw:text-style-name="P2" xml:id="id2" draw:id="id2" draw:layer="layout" svg:width="3.4cm" svg:height="1.062cm" svg:x="13.15cm" svg:y="5.488cm">
          <draw:text-box>
            <text:p text:style-name="P1"><text:span text:style-name="T1">get.ggplot</text:span></text:p>
          </draw:text-box>
        </draw:frame>
        <draw:frame draw:style-name="gr1" draw:text-style-name="P2" xml:id="id3" draw:id="id3" draw:layer="layout" svg:width="3.4cm" svg:height="1.062cm" svg:x="17.35cm" svg:y="5.488cm">
          <draw:text-box>
            <text:p text:style-name="P1"><text:span text:style-name="T1">get.table</text:span></text:p>
          </draw:text-box>
        </draw:frame>
        <draw:frame draw:style-name="gr6" draw:text-style-name="P2" draw:layer="layout" svg:width="7.65cm" svg:height="1.062cm" svg:x="2.75cm" svg:y="8.638cm">
          <draw:text-box>
            <text:p text:style-name="P1"><text:span text:style-name="T1">get.ggplot_pie.on.ggplot</text:span></text:p>
          </draw:text-box>
        </draw:frame>
        <draw:frame draw:style-name="gr6" draw:text-style-name="P2" draw:layer="layout" svg:width="7.6cm" svg:height="1.062cm" svg:x="2.9cm" svg:y="5.4cm">
          <draw:text-box>
            <text:p text:style-name="P1"><text:span text:style-name="T1">get.ggplot_ggnet.custom</text:span></text:p>
          </draw:text-box>
        </draw:frame>
        <draw:frame draw:style-name="gr1" draw:text-style-name="P2" xml:id="id4" draw:id="id4" draw:layer="layout" svg:width="3.4cm" svg:height="1.062cm" svg:x="15.45cm" svg:y="9.588cm">
          <draw:text-box>
            <text:p text:style-name="P1"><text:span text:style-name="T1">get.pdf</text:span></text:p>
          </draw:text-box>
        </draw:frame>
        <draw:frame draw:style-name="gr7" draw:text-style-name="P2" xml:id="id9" draw:id="id9" draw:layer="layout" svg:width="4cm" svg:height="1.062cm" svg:x="23.3cm" svg:y="4.7cm">
          <draw:text-box>
            <text:p text:style-name="P1"><text:span text:style-name="T1">format.data</text:span></text:p>
          </draw:text-box>
        </draw:frame>
        <draw:frame draw:style-name="gr7" draw:text-style-name="P2" xml:id="id7" draw:id="id7" draw:layer="layout" svg:width="4.2cm" svg:height="1.062cm" svg:x="16.8cm" svg:y="1.662cm">
          <draw:text-box>
            <text:p text:style-name="P1"><text:span text:style-name="T1">encrypt.data</text:span></text:p>
          </draw:text-box>
        </draw:frame>
        <draw:connector draw:style-name="gr8" draw:text-style-name="P1" draw:layer="layout" draw:type="line" svg:x1="17.183cm" svg:y1="4.691cm" svg:x2="19.05cm" svg:y2="5.488cm" draw:start-shape="id1" draw:start-glue-point="9" draw:end-shape="id3" draw:end-glue-point="0" svg:d="m17183 4691 1867 797">
          <text:p/>
        </draw:connector>
        <draw:connector draw:style-name="gr8" draw:text-style-name="P1" draw:layer="layout" draw:type="line" svg:x1="14.85cm" svg:y1="6.55cm" svg:x2="17.15cm" svg:y2="9.588cm" draw:start-shape="id2" draw:start-glue-point="2" draw:end-shape="id4" draw:end-glue-point="0" svg:d="m14850 6550 2300 3038">
          <text:p/>
        </draw:connector>
        <draw:connector draw:style-name="gr8" draw:text-style-name="P1" draw:layer="layout" draw:type="line" svg:x1="19.05cm" svg:y1="6.55cm" svg:x2="17.15cm" svg:y2="9.588cm" draw:start-shape="id3" draw:start-glue-point="2" draw:end-shape="id4" draw:end-glue-point="0" svg:d="m19050 6550-1900 3038">
          <text:p/>
        </draw:connector>
        <draw:connector draw:style-name="gr9" draw:text-style-name="P1" draw:layer="layout" draw:type="line" svg:x1="11.3cm" svg:y1="6cm" svg:x2="13.15cm" svg:y2="6.019cm" draw:start-shape="id5" draw:start-glue-point="6" draw:end-shape="id2" draw:end-glue-point="3" svg:d="m11300 6000 1850 19">
          <text:p/>
        </draw:connector>
        <draw:connector draw:style-name="gr8" draw:text-style-name="P1" draw:layer="layout" draw:type="line" svg:x1="14.1cm" svg:y1="1.462cm" svg:x2="16.617cm" svg:y2="4.159cm" draw:start-shape="id6" draw:start-glue-point="2" draw:end-shape="id1" draw:end-glue-point="5" svg:d="m14100 1462 2517 2697">
          <text:p/>
        </draw:connector>
        <draw:frame draw:style-name="gr10" draw:text-style-name="P2" draw:layer="layout" svg:width="7.6cm" svg:height="0.862cm" svg:x="7.95cm" svg:y="12.488cm">
          <draw:text-box>
            <text:p text:style-name="P1"><text:span text:style-name="T1">Used optionnal functions</text:span></text:p>
          </draw:text-box>
        </draw:frame>
        <draw:connector draw:style-name="gr11" draw:text-style-name="P1" draw:layer="layout" draw:type="line" svg:x1="21cm" svg:y1="2.193cm" svg:x2="23cm" svg:y2="1.031cm" draw:start-shape="id7" draw:end-shape="id8" draw:end-glue-point="3" svg:d="m21000 2193 2000-1162">
          <text:p/>
        </draw:connector>
        <draw:frame draw:style-name="gr12" draw:text-style-name="P2" xml:id="id10" draw:id="id10" draw:layer="layout" svg:width="4.2cm" svg:height="1.773cm" svg:x="23.2cm" svg:y="7.162cm">
          <draw:text-box>
            <text:p text:style-name="P1"><text:span text:style-name="T1">PPBstats</text:span></text:p>
            <text:p text:style-name="P1"><text:span text:style-name="T1">…</text:span></text:p>
          </draw:text-box>
        </draw:frame>
        <draw:connector draw:style-name="gr11" draw:text-style-name="P1" draw:layer="layout" draw:type="line" svg:x1="25.3cm" svg:y1="5.762cm" svg:x2="25.3cm" svg:y2="7.162cm" draw:start-shape="id9" draw:start-glue-point="2" draw:end-shape="id10" draw:end-glue-point="0" svg:d="m25300 5762v1400">
          <text:p/>
        </draw:connector>
        <draw:connector draw:style-name="gr11" draw:text-style-name="P1" draw:layer="layout" draw:type="line" svg:x1="25.3cm" svg:y1="8.935cm" svg:x2="18.85cm" svg:y2="10.119cm" draw:start-shape="id10" draw:start-glue-point="2" draw:end-shape="id4" draw:end-glue-point="1" svg:d="m25300 8935-6450 1184">
          <text:p/>
        </draw:connector>
        <draw:frame draw:style-name="gr13" draw:text-style-name="P2" draw:layer="layout" svg:width="4.2cm" svg:height="1.062cm" svg:x="21.95cm" svg:y="12.45cm">
          <draw:text-box>
            <text:p text:style-name="P1"><text:span text:style-name="T1">R packages</text:span></text:p>
          </draw:text-box>
        </draw:frame>
        <draw:frame draw:style-name="gr14" draw:text-style-name="P3" draw:layer="layout" svg:width="6.45cm" svg:height="0.862cm" svg:x="6.15cm" svg:y="13.85cm">
          <draw:text-box>
            <text:p text:style-name="P1"><text:span text:style-name="T2">Principal Workflow</text:span></text:p>
          </draw:text-box>
        </draw:frame>
        <draw:line draw:style-name="gr15" draw:text-style-name="P1" draw:layer="layout" svg:x1="2.55cm" svg:y1="14.35cm" svg:x2="5.95cm" svg:y2="14.35cm">
          <text:p/>
        </draw:line>
        <draw:frame draw:style-name="gr14" draw:text-style-name="P3" draw:layer="layout" svg:width="7cm" svg:height="0.862cm" svg:x="16.9cm" svg:y="13.85cm">
          <draw:text-box>
            <text:p text:style-name="P1"><text:span text:style-name="T2">Optionnal Workflow</text:span></text:p>
          </draw:text-box>
        </draw:frame>
        <draw:line draw:style-name="gr11" draw:text-style-name="P1" draw:layer="layout" svg:x1="13.3cm" svg:y1="14.35cm" svg:x2="16.7cm" svg:y2="14.35cm">
          <text:p/>
        </draw:line>
        <draw:frame draw:style-name="gr2" draw:text-style-name="P2" draw:layer="layout" svg:width="8.45cm" svg:height="1.062cm" svg:x="2.05cm" svg:y="10.2cm">
          <draw:text-box>
            <text:p text:style-name="P1"><text:span text:style-name="T1">get.ggplot_hide.labels.parts</text:span></text:p>
          </draw:text-box>
        </draw:frame>
        <draw:frame draw:style-name="gr2" draw:text-style-name="P2" draw:layer="layout" svg:width="10.35cm" svg:height="1.062cm" svg:x="0.1cm" svg:y="2.238cm">
          <draw:text-box>
            <text:p text:style-name="P1"><text:span text:style-name="T1">get.ggplot_network.relation.barplot</text:span></text:p>
          </draw:text-box>
        </draw:frame>
        <draw:frame draw:style-name="gr2" draw:text-style-name="P2" draw:layer="layout" svg:width="9.8cm" svg:height="1.062cm" svg:x="0.7cm" svg:y="3.8cm">
          <draw:text-box>
            <text:p text:style-name="P1"><text:span text:style-name="T1">get.ggplot_network.relation.map</text:span></text:p>
          </draw:text-box>
        </draw:frame>
        <draw:frame draw:style-name="gr2" draw:text-style-name="P2" draw:layer="layout" svg:width="7.2cm" svg:height="1.062cm" svg:x="3.3cm" svg:y="0.738cm">
          <draw:text-box>
            <text:p text:style-name="P1"><text:span text:style-name="T1">get.ggplot_plot.network</text:span></text:p>
          </draw:text-box>
        </draw:frame>
        <draw:custom-shape draw:style-name="gr16" draw:text-style-name="P1" xml:id="id5" draw:id="id5" draw:layer="layout" svg:width="0.6cm" svg:height="10.6cm" svg:x="10.7cm" svg:y="0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2" xml:id="id8" draw:id="id8" draw:layer="layout" svg:width="4.6cm" svg:height="1.062cm" svg:x="23cm" svg:y="0.5cm">
          <draw:text-box>
            <text:p text:style-name="P1"><text:span text:style-name="T1">translate.data</text:span></text:p>
          </draw:text-box>
        </draw:frame>
        <draw:connector draw:style-name="gr11" draw:text-style-name="P1" draw:layer="layout" draw:type="line" svg:x1="25.3cm" svg:y1="1.562cm" svg:x2="25.3cm" svg:y2="4.7cm" draw:start-shape="id8" draw:start-glue-point="2" draw:end-shape="id9" draw:end-glue-point="0" svg:d="m25300 1562v3138">
          <text:p/>
        </draw:connector>
        <draw:custom-shape draw:style-name="gr18" draw:text-style-name="P1" xml:id="id1" draw:id="id1" draw:layer="layout" svg:width="0.8cm" svg:height="0.75cm" svg:x="16.5cm" svg:y="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15.6cm" svg:y1="0.931cm" svg:x2="16.8cm" svg:y2="2.193cm" draw:start-shape="id6" draw:start-glue-point="1" draw:end-shape="id7" draw:end-glue-point="3" svg:d="m15600 931 1200 1262">
          <text:p/>
        </draw:connector>
        <draw:frame draw:style-name="gr2" draw:text-style-name="P2" draw:layer="layout" svg:width="7.2cm" svg:height="1.062cm" svg:x="3.25cm" svg:y="0.688cm">
          <draw:text-box>
            <text:p text:style-name="P1"><text:span text:style-name="T1">get.ggplot_plot.network</text:span></text:p>
          </draw:text-box>
        </draw:frame>
        <draw:connector draw:style-name="gr11" draw:text-style-name="P1" draw:layer="layout" draw:type="line" svg:x1="15.6cm" svg:y1="0.931cm" svg:x2="23cm" svg:y2="1.031cm" draw:start-shape="id6" draw:start-glue-point="1" draw:end-shape="id8" svg:d="m15600 931 7400 100">
          <text:p/>
        </draw:connector>
        <draw:connector draw:style-name="gr11" draw:text-style-name="P1" draw:layer="layout" draw:type="line" svg:x1="25.3cm" svg:y1="1.562cm" svg:x2="17.3cm" svg:y2="4.425cm" draw:start-shape="id8" draw:start-glue-point="3" draw:end-shape="id1" draw:end-glue-point="10" svg:d="m25300 1562-8000 2863">
          <text:p/>
        </draw:connector>
        <draw:connector draw:style-name="gr11" draw:text-style-name="P1" draw:layer="layout" draw:type="line" svg:x1="18.9cm" svg:y1="2.724cm" svg:x2="17.183cm" svg:y2="4.159cm" draw:start-shape="id7" draw:start-glue-point="2" draw:end-shape="id1" draw:end-glue-point="11" svg:d="m18900 2724-1717 1435">
          <text:p/>
        </draw:connector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55cm" fo:text-indent="0cm"/>
      <style:text-properties style:use-window-font-color="true" style:text-outline="false" style:text-line-through-style="none" fo:font-family="'Liberation Sans'" style:font-family-generic="roman" style:font-pitch="variable" fo:font-size="2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84cm" fo:text-indent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13cm" fo:text-indent="0cm"/>
      <style:text-properties fo:font-size="17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cm" fo:text-indent="0cm"/>
      <style:text-properties fo:font-size="14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9cm" fo:text-indent="0cm"/>
      <style:text-properties fo:font-size="14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9cm" fo:text-indent="0cm"/>
      <style:text-properties fo:font-size="14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9cm" fo:text-indent="0cm"/>
      <style:text-properties fo:font-size="14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9cm" fo:text-indent="0cm"/>
      <style:text-properties fo:font-size="14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9cm" fo:text-indent="0cm"/>
      <style:text-properties fo:font-size="14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1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82cm" svg:x="1cm" svg:y="3.862cm"/>
      <draw:page-thumbnail draw:layer="backgroundobjects" svg:width="8.999cm" svg:height="4.82cm" svg:x="1cm" svg:y="12.438cm"/>
      <draw:page-thumbnail draw:layer="backgroundobjects" svg:width="8.999cm" svg:height="4.82cm" svg:x="1cm" svg:y="21.014cm"/>
      <draw:page-thumbnail draw:layer="backgroundobjects" svg:width="8.999cm" svg:height="4.82cm" svg:x="11cm" svg:y="3.862cm"/>
      <draw:page-thumbnail draw:layer="backgroundobjects" svg:width="8.999cm" svg:height="4.82cm" svg:x="11cm" svg:y="12.438cm"/>
      <draw:page-thumbnail draw:layer="backgroundobjects" svg:width="8.999cm" svg:height="4.82cm" svg:x="11cm" svg:y="21.014cm"/>
    </style:handout-master>
    <style:master-page style:name="Default" style:page-layout-name="PM1" draw:style-name="Mdp1">
      <draw:frame presentation:style-name="Default-title" draw:layer="backgroundobjects" svg:width="25.199cm" svg:height="2.504cm" svg:x="1.4cm" svg:y="0.596cm" presentation:class="title" presentation:placeholder="true">
        <draw:text-box/>
      </draw:frame>
      <draw:frame presentation:style-name="Default-outline1" draw:layer="backgroundobjects" svg:width="24.639cm" svg:height="8.7cm" svg:x="1.4cm" svg:y="3.51cm" presentation:class="outline" presentation:placeholder="true">
        <draw:text-box/>
      </draw:frame>
      <draw:frame presentation:style-name="Mpr1" draw:text-style-name="MP1" draw:layer="backgroundobjects" svg:width="6.523cm" svg:height="1.034cm" svg:x="1.4cm" svg:y="13.66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34cm" svg:x="9.576cm" svg:y="13.66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34cm" svg:x="20.076cm" svg:y="13.66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</meta:initial-creator>
    <meta:creation-date>2015-03-28T21:23:18</meta:creation-date>
    <dc:date>2015-11-25T11:47:28</dc:date>
    <dc:creator>pierre </dc:creator>
    <meta:editing-duration>PT3H5M37S</meta:editing-duration>
    <meta:editing-cycles>67</meta:editing-cycles>
    <meta:generator>LibreOffice/3.5$Linux_X86_64 LibreOffice_project/350m1$Build-2</meta:generator>
    <meta:document-statistic meta:object-count="63"/>
  </office:meta>
</office:document-meta>
</file>